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f2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102cm" draw:shadow-offset-y="0.102cm" draw:shadow-color="#808080" draw:shadow-opacity="100%"/>
    </style:style>
    <style:style style:name="gr2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f2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102cm" draw:shadow-offset-y="0.102cm" draw:shadow-color="#808080" draw:shadow-opacity="100%" dr3d:edge-rounding="10%" dr3d:back-scale="100%" dr3d:depth="0.356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3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66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66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356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2323d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0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2323d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381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11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e6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2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e6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356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6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356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17" style:family="graphic" style:parent-style-name="standard">
      <style:graphic-properties draw:fill="none" draw:textarea-horizontal-align="center" draw:textarea-vertical-align="middle"/>
    </style:style>
    <style:style style:name="gr18" style:family="graphic" style:parent-style-name="standard">
      <style:graphic-properties draw:textarea-horizontal-align="center" draw:textarea-vertical-align="middle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text-properties fo:font-size="12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text-shadow="1pt 1pt" style:font-size-asian="18pt" style:font-size-complex="18pt"/>
    </style:style>
    <style:style style:name="P5" style:family="paragraph">
      <style:paragraph-properties fo:text-align="center"/>
      <style:text-properties fo:text-shadow="1pt 1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text-shadow="1pt 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fo:font-weight="bold"/>
    </style:style>
    <style:style style:name="T3" style:family="text">
      <style:text-properties fo:text-shadow="1pt 1pt" style:font-size-asian="18pt" style:font-size-complex="18pt"/>
    </style:style>
    <style:style style:name="T4" style:family="text">
      <style:text-properties fo:text-shadow="1pt 1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3d:scene draw:name="Octogon (Proxy)" draw:style-name="gr1" draw:id="id3" svg:width="1.802cm" svg:height="1.558cm" svg:x="18.488cm" svg:y="7.602cm" dr3d:transform="matrix (0.972845913299904 -0.0162890390537283 0.230879830609736 0.159566254243263 0.769777423031381 -0.618046381348472 -0.167658699393883 0.638104526075369 0.751474001093637 -6.85733167571283cm 8.11682609003718cm -8.62541773125552cm)" dr3d:vrp="(0 0 4713.76914285715)" dr3d:vpn="(0 0 4357.76914285715)" dr3d:projection="parallel" dr3d:distance="0.356cm" dr3d:focal-length="10.008cm" dr3d:shadow-slant="0" dr3d:shade-mode="flat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8128 -11176 1524 1524" svg:d="m8636-9652h508l508-508v-508l-508-508h-508l-508 508v508z"/>
        </dr3d:scene>
        <dr3d:scene draw:name="Octogon (Proxy)" draw:style-name="gr1" draw:id="id7" svg:width="1.802cm" svg:height="1.558cm" svg:x="8.246cm" svg:y="8.12cm" dr3d:transform="matrix (0.972845913299904 -0.0162890390537283 0.230879830609736 0.159566254243263 0.769777423031381 -0.618046381348472 -0.167658699393883 0.638104526075369 0.751474001093637 -6.85733167571283cm 8.11682609003718cm -8.62541773125552cm)" dr3d:vrp="(0 0 4713.76914285715)" dr3d:vpn="(0 0 4357.76914285715)" dr3d:projection="parallel" dr3d:distance="0.356cm" dr3d:focal-length="10.008cm" dr3d:shadow-slant="0" dr3d:shade-mode="flat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8128 -11176 1524 1524" svg:d="m8636-9652h508l508-508v-508l-508-508h-508l-508 508v508z"/>
        </dr3d:scene>
        <dr3d:scene draw:name="Square (Call-Processing)" draw:style-name="gr3" draw:id="id6" svg:width="1.747cm" svg:height="1.509cm" svg:x="12.344cm" svg:y="8.141cm" dr3d:transform="matrix (0.981440479386766 -0.00727553944191892 0.191628943395578 0.131112350199951 0.754689741119888 -0.64284752956937 -0.139943335125764 0.656041508728089 0.741636974388179 -6.87411269073438cm 9.72201023276788cm -10.1530727669736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svg:viewBox="8128 -13716 1524 1524" svg:d="m8382-12192-24-1-23-5-24-7-22-9-22-11-21-14-20-15-19-17-17-19-15-20-14-21-11-22-9-22-7-24-5-23-1-24v-1016l1-24 5-23 7-24 9-22 11-22 14-21 15-20 17-19 19-17 20-15 21-14 22-11 22-9 24-7 23-5 24-1h1016l24 1 23 5 24 7 22 9 22 11 21 14 20 15 19 17 17 19 15 20 14 21 11 22 9 22 7 24 5 23 1 24v1016l-1 24-5 23-7 24-9 22-11 22-14 21-15 20-17 19-19 17-20 15-21 14-22 11-22 9-24 7-23 5-24 1z"/>
        </dr3d:scene>
        <draw:frame draw:style-name="gr5" draw:text-style-name="P1" draw:layer="layout" svg:width="3.305cm" svg:height="0.7cm" svg:x="7.495cm" svg:y="7.16cm">
          <draw:text-box>
            <text:p><text:span text:style-name="T1">wholesale-proxy</text:span></text:p>
          </draw:text-box>
        </draw:frame>
        <draw:frame draw:style-name="gr5" draw:text-style-name="P1" draw:layer="layout" svg:width="2.96cm" svg:height="0.7cm" svg:x="11.737cm" svg:y="7.24cm">
          <draw:text-box>
            <text:p><text:span text:style-name="T1">wholesale-sbc</text:span></text:p>
          </draw:text-box>
        </draw:frame>
        <dr3d:scene draw:name="Octogon (Proxy)" draw:style-name="gr1" draw:id="id5" svg:width="1.802cm" svg:height="1.558cm" svg:x="18.488cm" svg:y="11.79cm" dr3d:transform="matrix (0.972845913299904 -0.0162890390537283 0.230879830609736 0.159566254243263 0.769777423031381 -0.618046381348472 -0.167658699393883 0.638104526075369 0.751474001093637 -6.85733167571283cm 8.11682609003718cm -8.62541773125552cm)" dr3d:vrp="(0 0 4713.76914285715)" dr3d:vpn="(0 0 4357.76914285715)" dr3d:projection="parallel" dr3d:distance="0.356cm" dr3d:focal-length="10.008cm" dr3d:shadow-slant="0" dr3d:shade-mode="flat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8128 -11176 1524 1524" svg:d="m8636-9652h508l508-508v-508l-508-508h-508l-508 508v508z"/>
        </dr3d:scene>
        <draw:frame draw:style-name="gr5" draw:text-style-name="P1" draw:layer="layout" svg:width="2.96cm" svg:height="0.7cm" svg:x="17.909cm" svg:y="6.8cm">
          <draw:text-box>
            <text:p><text:span text:style-name="T1">inbound-proxy</text:span></text:p>
          </draw:text-box>
        </draw:frame>
        <draw:frame draw:style-name="gr5" draw:text-style-name="P1" draw:layer="layout" svg:width="2.55cm" svg:height="0.7cm" svg:x="23.277cm" svg:y="11.41cm">
          <draw:text-box>
            <text:p><text:span text:style-name="T1">carrier2-sbc</text:span></text:p>
          </draw:text-box>
        </draw:frame>
        <draw:frame draw:style-name="gr5" draw:text-style-name="P1" draw:layer="layout" svg:width="2.55cm" svg:height="0.7cm" svg:x="22.986cm" svg:y="6.73cm">
          <draw:text-box>
            <text:p><text:span text:style-name="T1">carrier1-sbc</text:span></text:p>
          </draw:text-box>
        </draw:frame>
        <dr3d:scene draw:name="Square (Call-Processing)" draw:style-name="gr3" draw:id="id4" svg:width="1.747cm" svg:height="1.509cm" svg:x="23.269cm" svg:y="12.24cm" dr3d:transform="matrix (0.981440479386766 -0.00727553944191892 0.191628943395578 0.131112350199951 0.754689741119888 -0.64284752956937 -0.139943335125764 0.656041508728089 0.741636974388179 -6.87411269073438cm 9.72201023276788cm -10.1530727669736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svg:viewBox="8128 -13716 1524 1524" svg:d="m8382-12192-24-1-23-5-24-7-22-9-22-11-21-14-20-15-19-17-17-19-15-20-14-21-11-22-9-22-7-24-5-23-1-24v-1016l1-24 5-23 7-24 9-22 11-22 14-21 15-20 17-19 19-17 20-15 21-14 22-11 22-9 24-7 23-5 24-1h1016l24 1 23 5 24 7 22 9 22 11 21 14 20 15 19 17 17 19 15 20 14 21 11 22 9 22 7 24 5 23 1 24v1016l-1 24-5 23-7 24-9 22-11 22-14 21-15 20-17 19-19 17-20 15-21 14-22 11-22 9-24 7-23 5-24 1z"/>
        </dr3d:scene>
        <dr3d:scene draw:name="Square (Call-Processing)" draw:style-name="gr3" draw:id="id2" svg:width="1.747cm" svg:height="1.509cm" svg:x="23.269cm" svg:y="7.829cm" dr3d:transform="matrix (0.981440479386766 -0.00727553944191892 0.191628943395578 0.131112350199951 0.754689741119888 -0.64284752956937 -0.139943335125764 0.656041508728089 0.741636974388179 -6.87411269073438cm 9.72201023276788cm -10.1530727669736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svg:viewBox="8128 -13716 1524 1524" svg:d="m8382-12192-24-1-23-5-24-7-22-9-22-11-21-14-20-15-19-17-17-19-15-20-14-21-11-22-9-22-7-24-5-23-1-24v-1016l1-24 5-23 7-24 9-22 11-22 14-21 15-20 17-19 19-17 20-15 21-14 22-11 22-9 24-7 23-5 24-1h1016l24 1 23 5 24 7 22 9 22 11 21 14 20 15 19 17 17 19 15 20 14 21 11 22 9 22 7 24 5 23 1 24v1016l-1 24-5 23-7 24-9 22-11 22-14 21-15 20-17 19-19 17-20 15-21 14-22 11-22 9-24 7-23 5-24 1z"/>
        </dr3d:scene>
        <draw:frame draw:style-name="gr5" draw:text-style-name="P2" draw:id="id13" draw:layer="layout" svg:width="3.909cm" svg:height="0.738cm" svg:x="29.66cm" svg:y="11.3cm">
          <draw:text-box>
            <text:p><text:span text:style-name="T2">Carrier2 inbound</text:span></text:p>
          </draw:text-box>
        </draw:frame>
        <draw:frame draw:style-name="gr5" draw:text-style-name="P2" draw:id="id14" draw:layer="layout" svg:width="4.191cm" svg:height="0.738cm" svg:x="29.66cm" svg:y="12.72cm">
          <draw:text-box>
            <text:p><text:span text:style-name="T2">Carrier2 outbound</text:span></text:p>
          </draw:text-box>
        </draw:frame>
        <draw:frame draw:style-name="gr5" draw:text-style-name="P2" draw:id="id1" draw:layer="layout" svg:width="3.909cm" svg:height="0.738cm" svg:x="29.66cm" svg:y="7.111cm">
          <draw:text-box>
            <text:p><text:span text:style-name="T2">Carrier1 inbound</text:span></text:p>
          </draw:text-box>
        </draw:frame>
        <draw:frame draw:style-name="gr5" draw:text-style-name="P2" draw:id="id12" draw:layer="layout" svg:width="4.191cm" svg:height="0.738cm" svg:x="29.66cm" svg:y="8.26cm">
          <draw:text-box>
            <text:p><text:span text:style-name="T2">Carrier1 outbound</text:span></text:p>
          </draw:text-box>
        </draw:frame>
        <draw:connector draw:style-name="gr6" draw:text-style-name="P3" draw:layer="layout" draw:type="curve" svg:x1="29.66cm" svg:y1="7.48cm" svg:x2="25.016cm" svg:y2="8.583cm" draw:start-shape="id1" draw:start-glue-point="3" draw:end-shape="id2" draw:end-glue-point="1" svg:d="m29660 7480c-3483 0-1161 1103-4644 1103">
          <text:p/>
        </draw:connector>
        <draw:connector draw:style-name="gr6" draw:text-style-name="P3" draw:layer="layout" draw:type="curve" svg:x1="23.269cm" svg:y1="8.583cm" svg:x2="20.29cm" svg:y2="8.381cm" draw:start-shape="id2" draw:start-glue-point="3" draw:end-shape="id3" draw:end-glue-point="1" svg:d="m23269 8583c-2233 0-744-202-2979-202">
          <text:p/>
        </draw:connector>
        <draw:connector draw:style-name="gr6" draw:text-style-name="P3" draw:layer="layout" draw:type="curve" svg:x1="23.269cm" svg:y1="12.994cm" svg:x2="20.29cm" svg:y2="8.381cm" draw:start-shape="id4" draw:start-glue-point="3" draw:end-shape="id3" draw:end-glue-point="1" svg:d="m23269 12994c-2233 0-744-4613-2979-4613">
          <text:p/>
        </draw:connector>
        <draw:connector draw:style-name="gr6" draw:text-style-name="P3" draw:layer="layout" draw:type="curve" svg:x1="20.29cm" svg:y1="12.569cm" svg:x2="24.142cm" svg:y2="9.338cm" draw:start-shape="id5" draw:start-glue-point="1" draw:end-shape="id2" draw:end-glue-point="2" svg:d="m20290 12569c2568 0 3852-1077 3852-3231">
          <text:p/>
        </draw:connector>
        <draw:connector draw:style-name="gr6" draw:text-style-name="P3" draw:layer="layout" draw:type="curve" draw:line-skew="-0.585cm" svg:x1="20.29cm" svg:y1="12.569cm" svg:x2="24.142cm" svg:y2="13.749cm" draw:start-shape="id5" draw:start-glue-point="1" draw:end-shape="id4" draw:end-glue-point="2" svg:d="m20290 12569c1357 0 1131 840 1754 1323s2098 607 2098-143">
          <text:p/>
        </draw:connector>
        <draw:connector draw:style-name="gr6" draw:text-style-name="P3" draw:layer="layout" draw:type="curve" svg:x1="18.488cm" svg:y1="8.381cm" svg:x2="14.091cm" svg:y2="8.895cm" draw:start-shape="id3" draw:start-glue-point="3" draw:end-shape="id6" draw:end-glue-point="1" svg:d="m18488 8381c-3297 0-1099 514-4397 514">
          <text:p/>
        </draw:connector>
        <draw:connector draw:style-name="gr6" draw:text-style-name="P3" draw:layer="layout" draw:type="curve" svg:x1="14.091cm" svg:y1="8.895cm" svg:x2="18.488cm" svg:y2="12.569cm" draw:start-shape="id6" draw:start-glue-point="1" draw:end-shape="id5" draw:end-glue-point="3" svg:d="m14091 8895c3298 0 1100 3674 4397 3674">
          <text:p/>
        </draw:connector>
        <dr3d:scene draw:name="Square (Call-Processing)" draw:style-name="gr3" draw:id="id8" svg:width="1.747cm" svg:height="1.509cm" svg:x="11.983cm" svg:y="12.77cm" dr3d:transform="matrix (0.981440479386766 -0.00727553944191892 0.191628943395578 0.131112350199951 0.754689741119888 -0.64284752956937 -0.139943335125764 0.656041508728089 0.741636974388179 -6.87411269073438cm 9.72201023276788cm -10.1530727669736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svg:viewBox="8128 -13716 1524 1524" svg:d="m8382-12192-24-1-23-5-24-7-22-9-22-11-21-14-20-15-19-17-17-19-15-20-14-21-11-22-9-22-7-24-5-23-1-24v-1016l1-24 5-23 7-24 9-22 11-22 14-21 15-20 17-19 19-17 20-15 21-14 22-11 22-9 24-7 23-5 24-1h1016l24 1 23 5 24 7 22 9 22 11 21 14 20 15 19 17 17 19 15 20 14 21 11 22 9 22 7 24 5 23 1 24v1016l-1 24-5 23-7 24-9 22-11 22-14 21-15 20-17 19-19 17-20 15-21 14-22 11-22 9-24 7-23 5-24 1z"/>
        </dr3d:scene>
        <draw:frame draw:style-name="gr5" draw:text-style-name="P1" draw:layer="layout" svg:width="2.744cm" svg:height="0.7cm" svg:x="11.484cm" svg:y="12.03cm">
          <draw:text-box>
            <text:p><text:span text:style-name="T1">register1-sbc</text:span></text:p>
          </draw:text-box>
        </draw:frame>
        <dr3d:scene draw:name="Octogon (Proxy)" draw:style-name="gr1" draw:id="id9" svg:width="1.802cm" svg:height="1.558cm" svg:x="8.223cm" svg:y="12.702cm" dr3d:transform="matrix (0.972845913299904 -0.0162890390537283 0.230879830609736 0.159566254243263 0.769777423031381 -0.618046381348472 -0.167658699393883 0.638104526075369 0.751474001093637 -6.85733167571283cm 8.11682609003718cm -8.62541773125552cm)" dr3d:vrp="(0 0 4713.76914285715)" dr3d:vpn="(0 0 4357.76914285715)" dr3d:projection="parallel" dr3d:distance="0.356cm" dr3d:focal-length="10.008cm" dr3d:shadow-slant="0" dr3d:shade-mode="flat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8128 -11176 1524 1524" svg:d="m8636-9652h508l508-508v-508l-508-508h-508l-508 508v508z"/>
        </dr3d:scene>
        <draw:frame draw:style-name="gr5" draw:text-style-name="P1" draw:layer="layout" svg:width="3.089cm" svg:height="0.7cm" svg:x="7.66cm" svg:y="12.02cm">
          <draw:text-box>
            <text:p><text:span text:style-name="T1">register1-proxy</text:span></text:p>
          </draw:text-box>
        </draw:frame>
        <draw:connector draw:style-name="gr6" draw:text-style-name="P3" draw:layer="layout" draw:type="curve" svg:x1="12.344cm" svg:y1="8.895cm" svg:x2="10.048cm" svg:y2="8.899cm" draw:start-shape="id6" draw:start-glue-point="3" draw:end-shape="id7" draw:end-glue-point="1" svg:d="m12344 8895c-1722 0-574 4-2296 4">
          <text:p/>
        </draw:connector>
        <draw:connector draw:style-name="gr6" draw:text-style-name="P3" draw:layer="layout" draw:type="curve" svg:x1="10.048cm" svg:y1="8.899cm" svg:x2="12.344cm" svg:y2="8.895cm" draw:start-shape="id7" draw:start-glue-point="1" draw:end-shape="id6" draw:end-glue-point="3" svg:d="m10048 8899c1722 0 574-4 2296-4">
          <text:p/>
        </draw:connector>
        <draw:frame draw:style-name="gr5" draw:text-style-name="P1" draw:layer="layout" svg:width="3.198cm" svg:height="0.7cm" svg:x="17.79cm" svg:y="11.21cm">
          <draw:text-box>
            <text:p><text:span text:style-name="T1">outbound-proxy</text:span></text:p>
          </draw:text-box>
        </draw:frame>
        <dr3d:scene draw:name="Square (Call-Processing)" draw:style-name="gr3" draw:id="id10" svg:width="1.747cm" svg:height="1.509cm" svg:x="3.398cm" svg:y="7.12cm" dr3d:transform="matrix (0.981440479386766 -0.00727553944191892 0.191628943395578 0.131112350199951 0.754689741119888 -0.64284752956937 -0.139943335125764 0.656041508728089 0.741636974388179 -6.87411269073438cm 9.72201023276788cm -10.1530727669736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svg:viewBox="8128 -13716 1524 1524" svg:d="m8382-12192-24-1-23-5-24-7-22-9-22-11-21-14-20-15-19-17-17-19-15-20-14-21-11-22-9-22-7-24-5-23-1-24v-1016l1-24 5-23 7-24 9-22 11-22 14-21 15-20 17-19 19-17 20-15 21-14 22-11 22-9 24-7 23-5 24-1h1016l24 1 23 5 24 7 22 9 22 11 21 14 20 15 19 17 17 19 15 20 14 21 11 22 9 22 7 24 5 23 1 24v1016l-1 24-5 23-7 24-9 22-11 22-14 21-15 20-17 19-19 17-20 15-21 14-22 11-22 9-24 7-23 5-24 1z"/>
        </dr3d:scene>
        <draw:connector draw:style-name="gr6" draw:text-style-name="P3" draw:layer="layout" draw:type="curve" svg:x1="18.488cm" svg:y1="8.381cm" svg:x2="13.73cm" svg:y2="13.524cm" draw:start-shape="id3" draw:start-glue-point="3" draw:end-shape="id8" draw:end-glue-point="1" svg:d="m18488 8381c-3568 0-1190 5143-4758 5143">
          <text:p/>
        </draw:connector>
        <draw:connector draw:style-name="gr6" draw:text-style-name="P3" draw:layer="layout" draw:type="curve" svg:x1="13.73cm" svg:y1="13.524cm" svg:x2="18.488cm" svg:y2="12.569cm" draw:start-shape="id8" draw:start-glue-point="1" draw:end-shape="id5" draw:end-glue-point="3" svg:d="m13730 13524c3568 0 1190-955 4758-955">
          <text:p/>
        </draw:connector>
        <draw:connector draw:style-name="gr6" draw:text-style-name="P3" draw:layer="layout" draw:type="curve" svg:x1="10.025cm" svg:y1="13.481cm" svg:x2="11.983cm" svg:y2="13.524cm" draw:start-shape="id9" draw:start-glue-point="1" draw:end-shape="id8" draw:end-glue-point="3" svg:d="m10025 13481c1468 0 490 43 1958 43">
          <text:p/>
        </draw:connector>
        <draw:connector draw:style-name="gr6" draw:text-style-name="P3" draw:layer="layout" draw:type="curve" svg:x1="11.983cm" svg:y1="13.524cm" svg:x2="10.025cm" svg:y2="13.481cm" draw:start-shape="id8" draw:start-glue-point="3" draw:end-shape="id9" draw:end-glue-point="1" svg:d="m11983 13524c-1468 0-490-43-1958-43">
          <text:p/>
        </draw:connector>
        <draw:frame draw:style-name="gr5" draw:text-style-name="P2" draw:id="id15" draw:layer="layout" svg:width="2.641cm" svg:height="1.225cm" svg:x="1cm" svg:y="10.2cm">
          <draw:text-box>
            <text:p><text:span text:style-name="T2">Regular</text:span><text:span text:style-name="T2"><text:line-break/></text:span><text:span text:style-name="T2">customers</text:span></text:p>
          </draw:text-box>
        </draw:frame>
        <draw:frame draw:style-name="gr5" draw:text-style-name="P2" draw:id="id16" draw:layer="layout" svg:width="2.969cm" svg:height="1.225cm" svg:x="0.963cm" svg:y="12.877cm">
          <draw:text-box>
            <text:p><text:span text:style-name="T2">Registration</text:span><text:span text:style-name="T2"><text:line-break/></text:span><text:span text:style-name="T2">customers</text:span></text:p>
          </draw:text-box>
        </draw:frame>
        <draw:connector draw:style-name="gr6" draw:text-style-name="P3" draw:layer="layout" draw:type="curve" svg:x1="8.246cm" svg:y1="8.899cm" svg:x2="4.271cm" svg:y2="8.629cm" draw:start-shape="id7" draw:start-glue-point="3" draw:end-shape="id10" draw:end-glue-point="2" svg:d="m8246 8899c-2325 0-1937 115-2350 235s-1625 245-1625-505">
          <text:p/>
        </draw:connector>
        <draw:connector draw:style-name="gr6" draw:text-style-name="P3" draw:layer="layout" draw:type="curve" svg:x1="4.271cm" svg:y1="8.629cm" svg:x2="8.246cm" svg:y2="8.899cm" draw:start-shape="id10" draw:start-glue-point="2" draw:end-shape="id7" draw:end-glue-point="3" svg:d="m4271 8629c0 750 1213 625 1625 505s25-235 2350-235">
          <text:p/>
        </draw:connector>
        <draw:frame draw:style-name="gr5" draw:text-style-name="P1" draw:layer="layout" svg:width="1.838cm" svg:height="0.7cm" svg:x="3.352cm" svg:y="6.45cm">
          <draw:text-box>
            <text:p text:style-name="P1"><text:span text:style-name="T1">ocs-sbc</text:span></text:p>
          </draw:text-box>
        </draw:frame>
        <draw:frame draw:style-name="gr5" draw:text-style-name="P2" draw:id="id11" draw:layer="layout" svg:width="3.745cm" svg:height="0.738cm" svg:x="1cm" svg:y="5.81cm">
          <draw:text-box>
            <text:p><text:span text:style-name="T2">OCS Customers</text:span></text:p>
          </draw:text-box>
        </draw:frame>
        <draw:connector draw:style-name="gr6" draw:text-style-name="P3" draw:layer="layout" draw:type="curve" svg:x1="2.872cm" svg:y1="6.548cm" svg:x2="3.398cm" svg:y2="7.874cm" draw:start-shape="id11" draw:start-glue-point="2" draw:end-shape="id10" draw:end-glue-point="3" svg:d="m2872 6548c0 884 175 1326 526 1326">
          <text:p/>
        </draw:connector>
        <draw:connector draw:style-name="gr6" draw:text-style-name="P3" draw:layer="layout" draw:type="curve" svg:x1="3.398cm" svg:y1="7.874cm" svg:x2="2.872cm" svg:y2="6.548cm" draw:start-shape="id10" draw:start-glue-point="3" draw:end-shape="id11" draw:end-glue-point="2" svg:d="m3398 7874c-351 0-526-442-526-1326">
          <text:p/>
        </draw:connector>
        <draw:connector draw:style-name="gr6" draw:text-style-name="P3" draw:layer="layout" draw:type="curve" svg:x1="25.016cm" svg:y1="8.583cm" svg:x2="29.66cm" svg:y2="8.629cm" draw:start-shape="id2" draw:start-glue-point="1" draw:end-shape="id12" draw:end-glue-point="3" svg:d="m25016 8583c3483 0 1161 46 4644 46">
          <text:p/>
        </draw:connector>
        <draw:connector draw:style-name="gr6" draw:text-style-name="P3" draw:layer="layout" draw:type="curve" svg:x1="29.66cm" svg:y1="11.669cm" svg:x2="25.016cm" svg:y2="12.994cm" draw:start-shape="id13" draw:start-glue-point="3" draw:end-shape="id4" draw:end-glue-point="1" svg:d="m29660 11669c-3483 0-1161 1325-4644 1325">
          <text:p/>
        </draw:connector>
        <draw:connector draw:style-name="gr6" draw:text-style-name="P3" draw:layer="layout" draw:type="curve" svg:x1="25.016cm" svg:y1="12.994cm" svg:x2="29.66cm" svg:y2="13.089cm" draw:start-shape="id4" draw:start-glue-point="1" draw:end-shape="id14" draw:end-glue-point="3" svg:d="m25016 12994c3483 0 1161 95 4644 95">
          <text:p/>
        </draw:connector>
        <draw:connector draw:style-name="gr6" draw:text-style-name="P3" draw:layer="layout" draw:type="curve" svg:x1="3.641cm" svg:y1="10.812cm" svg:x2="8.246cm" svg:y2="8.899cm" draw:start-shape="id15" draw:start-glue-point="1" draw:end-shape="id7" draw:end-glue-point="3" svg:d="m3641 10812c3454 0 1152-1913 4605-1913">
          <text:p/>
        </draw:connector>
        <draw:connector draw:style-name="gr6" draw:text-style-name="P3" draw:layer="layout" draw:type="curve" svg:x1="8.246cm" svg:y1="8.899cm" svg:x2="3.641cm" svg:y2="10.812cm" draw:start-shape="id7" draw:start-glue-point="3" draw:end-shape="id15" draw:end-glue-point="1" svg:d="m8246 8899c-3453 0-1151 1913-4605 1913">
          <text:p/>
        </draw:connector>
        <draw:connector draw:style-name="gr6" draw:text-style-name="P3" draw:layer="layout" draw:type="curve" svg:x1="3.932cm" svg:y1="13.489cm" svg:x2="8.223cm" svg:y2="13.481cm" draw:start-shape="id16" draw:end-shape="id9" draw:end-glue-point="3" svg:d="m3932 13489c3219 0 1074-8 4291-8">
          <text:p/>
        </draw:connector>
        <draw:connector draw:style-name="gr6" draw:text-style-name="P3" draw:layer="layout" draw:type="curve" svg:x1="8.223cm" svg:y1="13.481cm" svg:x2="3.932cm" svg:y2="13.489cm" draw:start-shape="id9" draw:start-glue-point="3" draw:end-shape="id16" draw:end-glue-point="1" svg:d="m8223 13481c-3217 0-1072 8-4291 8">
          <text:p/>
        </draw:connector>
        <draw:custom-shape draw:style-name="gr7" draw:text-style-name="P3" draw:layer="layout" svg:width="4.88cm" svg:height="1.83cm" svg:x="24.33cm" svg:y="16.21cm">
          <text:p text:style-name="P3">Can support more than<text:line-break/> one carrier per SBC</text:p>
          <text:p text:style-name="P3">(dependent on load)</text:p>
          <draw:enhanced-geometry svg:viewBox="0 0 21600 21600" draw:text-areas="800 800 20800 20800" draw:type="round-rectangular-callout" draw:modifiers="349.60049170252 -16256.03495357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8" draw:text-style-name="P3" draw:layer="layout" draw:type="curve" draw:line-skew="0.325cm" svg:x1="20.29cm" svg:y1="12.569cm" svg:x2="20.29cm" svg:y2="8.381cm" draw:start-shape="id5" draw:start-glue-point="1" draw:end-shape="id3" draw:end-glue-point="1" svg:d="m20290 12569c1237 0 1237-4188 0-4188">
          <text:p/>
        </draw:connector>
        <draw:custom-shape draw:style-name="gr7" draw:text-style-name="P3" draw:layer="layout" svg:width="4.88cm" svg:height="1.83cm" svg:x="12.89cm" svg:y="16.1cm">
          <text:p text:style-name="P3">CDRs collected on<text:line-break/>customer-side SBCs</text:p>
          <draw:enhanced-geometry svg:viewBox="0 0 21600 21600" draw:text-areas="800 800 20800 20800" draw:type="round-rectangular-callout" draw:modifiers="349.60049170252 -16256.03495357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3d:scene draw:name="Triangle (Database)" draw:style-name="gr9" draw:id="id23" svg:width="2.042cm" svg:height="1.495cm" svg:x="15.921cm" svg:y="1.543cm" dr3d:transform="matrix (0.965222150182815 0 0.261431063181985 0.167907087303955 0.766485656317644 -0.619924954081067 -0.200383160044864 0.642261425479774 0.739828933275203 -8.78170349508869cm 9.41916697262658cm -10.8065829857827cm)" dr3d:vrp="(0 0 5467.92342857143)" dr3d:vpn="(0 0 5086.92342857143)" dr3d:projection="parallel" dr3d:distance="0.381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0" draw:layer="layout" svg:viewBox="10414 -13208 1779 1524" svg:d="m11303-11684 890-1524h-1779z"/>
        </dr3d:scene>
        <dr3d:scene draw:name="Circle (Manager)" draw:style-name="gr11" draw:id="id22" svg:width="1.781cm" svg:height="1.497cm" svg:x="16.052cm" svg:y="5.413cm" dr3d:transform="matrix (0.967716447744661 0.00111378951426746 0.25203895777711 0.161897764199447 0.763660472802316 -0.624989436891987 -0.193168296342009 0.645617101502324 0.738826479991117 -6.38903006693321cm 10.1573001332037cm -10.7760236030336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2" draw:layer="layout" svg:viewBox="8128 -14224 1524 1524" svg:d="m8890-14224-78 4-75 12-73 18-70 26-67 32-63 38-58 44-54 49-50 55-44 58-38 63-32 67-26 70-18 73-12 75-4 78 4 78 12 75 18 73 26 70 32 67 38 63 44 58 50 54 54 50 58 44 63 38 67 32 70 26 73 18 75 12 78 4 78-4 75-12 73-18 70-26 67-32 63-38 58-44 55-50 49-54 44-58 38-63 32-67 26-70 18-73 12-75 4-78-4-78-12-75-18-73-26-70-32-67-38-63-44-58-49-55-55-49-58-44-63-38-67-32-70-26-73-18-75-12z"/>
        </dr3d:scene>
        <draw:frame draw:style-name="gr5" draw:layer="layout" svg:width="2.033cm" svg:height="0.7cm" svg:x="16.031cm" svg:y="9.082cm">
          <draw:text-box>
            <text:p>manager</text:p>
          </draw:text-box>
        </draw:frame>
        <dr3d:scene draw:name="Circle (Manager)" draw:style-name="gr11" draw:id="id17" svg:width="1.781cm" svg:height="1.497cm" svg:x="9.379cm" svg:y="9.793cm" dr3d:transform="matrix (0.967716447744661 0.00111378951426746 0.25203895777711 0.161897764199447 0.763660472802316 -0.624989436891987 -0.193168296342009 0.645617101502324 0.738826479991117 -6.38903006693321cm 10.1573001332037cm -10.7760236030336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2" draw:layer="layout" svg:viewBox="8128 -14224 1524 1524" svg:d="m8890-14224-78 4-75 12-73 18-70 26-67 32-63 38-58 44-54 49-50 55-44 58-38 63-32 67-26 70-18 73-12 75-4 78 4 78 12 75 18 73 26 70 32 67 38 63 44 58 50 54 54 50 58 44 63 38 67 32 70 26 73 18 75 12 78 4 78-4 75-12 73-18 70-26 67-32 63-38 58-44 55-50 49-54 44-58 38-63 32-67 26-70 18-73 12-75 4-78-4-78-12-75-18-73-26-70-32-67-38-63-44-58-49-55-55-49-58-44-63-38-67-32-70-26-73-18-75-12z"/>
        </dr3d:scene>
        <draw:frame draw:style-name="gr13" draw:layer="layout" svg:width="1.019cm" svg:height="0.7cm" svg:x="9.721cm" svg:y="11.37cm">
          <draw:text-box>
            <text:p>api</text:p>
          </draw:text-box>
        </draw:frame>
        <dr3d:scene draw:name="Circle (Manager)" draw:style-name="gr11" draw:id="id24" svg:width="1.781cm" svg:height="1.497cm" svg:x="24.737cm" svg:y="3.635cm" dr3d:transform="matrix (0.967716447744661 0.00111378951426746 0.25203895777711 0.161897764199447 0.763660472802316 -0.624989436891987 -0.193168296342009 0.645617101502324 0.738826479991117 -6.38903006693321cm 10.1573001332037cm -10.7760236030336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2" draw:layer="layout" svg:viewBox="8128 -14224 1524 1524" svg:d="m8890-14224-78 4-75 12-73 18-70 26-67 32-63 38-58 44-54 49-50 55-44 58-38 63-32 67-26 70-18 73-12 75-4 78 4 78 12 75 18 73 26 70 32 67 38 63 44 58 50 54 54 50 58 44 63 38 67 32 70 26 73 18 75 12 78 4 78-4 75-12 73-18 70-26 67-32 63-38 58-44 55-50 49-54 44-58 38-63 32-67 26-70 18-73 12-75 4-78-4-78-12-75-18-73-26-70-32-67-38-63-44-58-49-55-55-49-58-44-63-38-67-32-70-26-73-18-75-12z"/>
        </dr3d:scene>
        <draw:frame draw:style-name="gr5" draw:layer="layout" svg:width="2.572cm" svg:height="0.7cm" svg:x="24.404cm" svg:y="5.247cm">
          <draw:text-box>
            <text:p>provisioning</text:p>
          </draw:text-box>
        </draw:frame>
        <dr3d:scene draw:name="Triangle (Database)" draw:style-name="gr9" svg:width="2.042cm" svg:height="1.495cm" svg:x="27.764cm" svg:y="3.52cm" dr3d:transform="matrix (0.965222150182815 0 0.261431063181985 0.167907087303955 0.766485656317644 -0.619924954081067 -0.200383160044864 0.642261425479774 0.739828933275203 -8.78170349508869cm 9.41916697262658cm -10.8065829857827cm)" dr3d:vrp="(0 0 5467.92342857143)" dr3d:vpn="(0 0 5086.92342857143)" dr3d:projection="parallel" dr3d:distance="0.381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0" draw:layer="layout" svg:viewBox="10414 -13208 1779 1524" svg:d="m11303-11684 890-1524h-1779z"/>
        </dr3d:scene>
        <draw:connector draw:style-name="gr14" draw:text-style-name="P4" draw:layer="layout" draw:type="curve" svg:x1="11.16cm" svg:y1="10.541cm" svg:x2="14.33cm" svg:y2="10.54cm" draw:start-shape="id17" draw:start-glue-point="1" draw:end-shape="id18" draw:end-glue-point="3" svg:d="m11160 10541c2377 0 793-1 3170-1">
          <text:p text:style-name="P3"><text:span text:style-name="T3">Request</text:span></text:p>
        </draw:connector>
        <dr3d:scene draw:name="Circle (Manager)" draw:style-name="gr11" draw:id="id21" svg:width="1.781cm" svg:height="1.497cm" svg:x="4.67cm" svg:y="4.11cm" dr3d:transform="matrix (0.967716447744661 0.00111378951426746 0.25203895777711 0.161897764199447 0.763660472802316 -0.624989436891987 -0.193168296342009 0.645617101502324 0.738826479991117 -6.38903006693321cm 10.1573001332037cm -10.7760236030336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2" draw:layer="layout" svg:viewBox="8128 -14224 1524 1524" svg:d="m8890-14224-78 4-75 12-73 18-70 26-67 32-63 38-58 44-54 49-50 55-44 58-38 63-32 67-26 70-18 73-12 75-4 78 4 78 12 75 18 73 26 70 32 67 38 63 44 58 50 54 54 50 58 44 63 38 67 32 70 26 73 18 75 12 78 4 78-4 75-12 73-18 70-26 67-32 63-38 58-44 55-50 49-54 44-58 38-63 32-67 26-70 18-73 12-75 4-78-4-78-12-75-18-73-26-70-32-67-38-63-44-58-49-55-55-49-58-44-63-38-67-32-70-26-73-18-75-12z"/>
        </dr3d:scene>
        <draw:frame draw:style-name="gr5" draw:layer="layout" svg:width="1.472cm" svg:height="0.7cm" svg:x="5.098cm" svg:y="6.45cm">
          <draw:text-box>
            <text:p>portal</text:p>
          </draw:text-box>
        </draw:frame>
        <draw:connector draw:style-name="gr14" draw:text-style-name="P5" draw:layer="layout" draw:type="curve" svg:x1="8.49cm" svg:y1="6.987cm" svg:x2="9.379cm" svg:y2="10.541cm" draw:start-shape="id19" draw:start-glue-point="2" draw:end-shape="id17" draw:end-glue-point="3" svg:d="m8490 6987c0 2370 296 3554 889 3554">
          <text:p text:style-name="P3"><text:span text:style-name="T4">HTTP Call</text:span></text:p>
          <text:p text:style-name="P3"><text:span text:style-name="T4">(GET, PUT, DELETE)</text:span></text:p>
        </draw:connector>
        <draw:frame draw:style-name="gr5" draw:layer="layout" svg:width="3.845cm" svg:height="0.7cm" svg:x="15.048cm" svg:y="0.793cm">
          <draw:text-box>
            <text:p>Requests database</text:p>
          </draw:text-box>
        </draw:frame>
        <draw:frame draw:style-name="gr5" draw:layer="layout" svg:width="3.974cm" svg:height="1.149cm" svg:x="29.816cm" svg:y="3.677cm">
          <draw:text-box>
            <text:p>Provisioning / Billing</text:p>
            <text:p>database</text:p>
          </draw:text-box>
        </draw:frame>
        <dr3d:scene draw:name="Octogon (Proxy)" draw:style-name="gr1" svg:width="1.802cm" svg:height="1.558cm" svg:x="27.374cm" svg:y="7.597cm" dr3d:transform="matrix (0.972845913299904 -0.0162890390537283 0.230879830609736 0.159566254243263 0.769777423031381 -0.618046381348472 -0.167658699393883 0.638104526075369 0.751474001093637 -6.85733167571283cm 8.11682609003718cm -8.62541773125552cm)" dr3d:vrp="(0 0 4713.76914285715)" dr3d:vpn="(0 0 4357.76914285715)" dr3d:projection="parallel" dr3d:distance="0.356cm" dr3d:focal-length="10.008cm" dr3d:shadow-slant="0" dr3d:shade-mode="flat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8128 -11176 1524 1524" svg:d="m8636-9652h508l508-508v-508l-508-508h-508l-508 508v508z"/>
        </dr3d:scene>
        <draw:frame draw:style-name="gr5" draw:layer="layout" svg:width="2.335cm" svg:height="0.7cm" svg:x="27.284cm" svg:y="9.439cm">
          <draw:text-box>
            <text:p>OpenSIPS</text:p>
          </draw:text-box>
        </draw:frame>
        <dr3d:scene draw:name="Triangle (Database)" draw:style-name="gr9" svg:width="2.042cm" svg:height="1.495cm" svg:x="29.978cm" svg:y="7.629cm" dr3d:transform="matrix (0.965222150182815 0 0.261431063181985 0.167907087303955 0.766485656317644 -0.619924954081067 -0.200383160044864 0.642261425479774 0.739828933275203 -8.78170349508869cm 9.41916697262658cm -10.8065829857827cm)" dr3d:vrp="(0 0 5467.92342857143)" dr3d:vpn="(0 0 5086.92342857143)" dr3d:projection="parallel" dr3d:distance="0.381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0" draw:layer="layout" svg:viewBox="10414 -13208 1779 1524" svg:d="m11303-11684 890-1524h-1779z"/>
        </dr3d:scene>
        <draw:frame draw:style-name="gr5" draw:layer="layout" svg:width="1.795cm" svg:height="0.7cm" svg:x="29.813cm" svg:y="9.439cm">
          <draw:text-box>
            <text:p>MySQL</text:p>
          </draw:text-box>
        </draw:frame>
        <dr3d:scene draw:name="Square (Call-Processing)" draw:style-name="gr3" svg:width="1.747cm" svg:height="1.509cm" svg:x="27.125cm" svg:y="11.649cm" dr3d:transform="matrix (0.981440479386766 -0.00727553944191892 0.191628943395578 0.131112350199951 0.754689741119888 -0.64284752956937 -0.139943335125764 0.656041508728089 0.741636974388179 -6.87411269073438cm 9.72201023276788cm -10.1530727669736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svg:viewBox="8128 -13716 1524 1524" svg:d="m8382-12192-24-1-23-5-24-7-22-9-22-11-21-14-20-15-19-17-17-19-15-20-14-21-11-22-9-22-7-24-5-23-1-24v-1016l1-24 5-23 7-24 9-22 11-22 14-21 15-20 17-19 19-17 20-15 21-14 22-11 22-9 24-7 23-5 24-1h1016l24 1 23 5 24 7 22 9 22 11 21 14 20 15 19 17 17 19 15 20 14 21 11 22 9 22 7 24 5 23 1 24v1016l-1 24-5 23-7 24-9 22-11 22-14 21-15 20-17 19-19 17-20 15-21 14-22 11-22 9-24 7-23 5-24 1z"/>
        </dr3d:scene>
        <dr3d:scene draw:style-name="gr15" draw:id="id18" svg:width="5.225cm" svg:height="3.481cm" svg:x="14.33cm" svg:y="8.8cm" dr3d:transform="matrix (0.971742450460061 0 0.236043661160125 0.100297068799986 0.90523608396512 -0.412902083159707 -0.213675239473381 0.424908969412855 0.879656330477135 -11.8358755304859cm 3.85204428864248cm -5.19265537414062cm)" dr3d:vrp="(0 0 12433.7177142857)" dr3d:vpn="(0 0 11620.7177142857)" dr3d:projection="parallel" dr3d:distance="0.813cm" dr3d:focal-length="10.008cm" dr3d:shadow-slant="0" dr3d:shade-mode="gouraud" dr3d:ambient-color="#666666" dr3d:lighting-mode="false">
          <dr3d:light dr3d:diffuse-color="#e6e6e6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6" draw:layer="layout" svg:viewBox="10668 -5843 4064 2795" svg:d="m14319-4838 27-64 28-64 27-64v-90l-55-191-110-186-166-128-216-95-248-32-138 32h-138l-110 32-111 63-55-95-83-64-78-32-110-27-83 27-110 32-56 64-55 95-82-32-111-31h-83l-110-32-216 32-193 63-166 96-110 122-83 160h-28v0 0h-27l-189 32-165 95-138 90-83 160-27 186 27 191 110 160 138 122 189 95v0 0h28l-56 64-50 64-28 90v96l28 223 133 154 166 128 220 64 138-32 111-32 110-64 83-96h23v0h27v0 0h28v0l55 96 83 32 83 32 110 32h55l55-32 56-32h55 27v0 0 32l138 95 138 91 161 32 193 31 221-31 221-96 138-122 106-160 27-186v-32 0-31-32h28 27 28v0l221-32 165-64 138-122 83-160 27-191-27-186-83-127-138-123z"/>
        </dr3d:scene>
        <draw:frame draw:style-name="gr5" draw:layer="layout" svg:width="2.916cm" svg:height="0.7cm" svg:x="15.484cm" svg:y="10.222cm">
          <draw:text-box>
            <text:p>Private XMPP</text:p>
          </draw:text-box>
        </draw:frame>
        <draw:frame draw:style-name="gr5" draw:text-style-name="P6" draw:id="id20" draw:layer="layout" svg:width="2.226cm" svg:height="0.7cm" svg:x="0.55cm" svg:y="4.5cm">
          <draw:text-box>
            <text:p><text:span text:style-name="T5">End-User</text:span></text:p>
          </draw:text-box>
        </draw:frame>
        <draw:connector draw:style-name="gr6" draw:text-style-name="P3" draw:layer="layout" draw:type="curve" svg:x1="2.776cm" svg:y1="4.85cm" svg:x2="4.67cm" svg:y2="4.858cm" draw:start-shape="id20" draw:end-shape="id21" draw:end-glue-point="3" svg:d="m2776 4850c1420 0 474 8 1894 8">
          <text:p/>
        </draw:connector>
        <draw:frame draw:style-name="gr5" draw:layer="layout" svg:width="2.033cm" svg:height="0.7cm" svg:x="13.98cm" svg:y="5.803cm">
          <draw:text-box>
            <text:p>manager</text:p>
          </draw:text-box>
        </draw:frame>
        <draw:frame draw:style-name="gr5" draw:layer="layout" svg:width="31.232cm" svg:height="3.843cm" svg:x="1.9cm" svg:y="16.11cm">
          <draw:text-box>
            <text:p>The “manager” breaks down a single Request into one or more Activities. Activities are submitted in order and their results are tracked.</text:p>
            <text:p>(Requests implement the provisioning business rules. The set of available activities is defined by the application.)</text:p>
            <text:p>Each subsystem runs an XMPP Agent for that subsystem. The XMPP Agent will connect to an XMPP Conference (MUC) room; there is one such conference room for each cluster.</text:p>
            <text:p>The manager sends the Activities to the cluster = to the conference room. The individual servers then execute the acitivity and report on success or failure.</text:p>
            <text:p>The API server knows how to:</text:p>
            <text:p>(a) take a request and send it (over the XMPP bus) to the manager cluster; it then reports whether the request was successfully queued;</text:p>
            <text:p>(b) take a “request status” query and send it over to the manager cluster; it then reports on the current status of the request.</text:p>
            <text:p>(c) query the provisioning database.</text:p>
          </draw:text-box>
        </draw:frame>
        <draw:connector draw:style-name="gr14" draw:text-style-name="P5" draw:layer="layout" draw:type="curve" svg:x1="16.942cm" svg:y1="5.413cm" svg:x2="16.942cm" svg:y2="3.038cm" draw:start-shape="id22" draw:start-glue-point="0" draw:end-shape="id23" draw:end-glue-point="2" svg:d="m16942 5413v-2375">
          <text:p text:style-name="P3"><text:span text:style-name="T4">CouchDB API</text:span></text:p>
        </draw:connector>
        <draw:connector draw:style-name="gr14" draw:text-style-name="P5" draw:layer="layout" draw:type="curve" svg:x1="16.942cm" svg:y1="8.8cm" svg:x2="16.942cm" svg:y2="6.91cm" draw:start-shape="id18" draw:end-shape="id22" draw:end-glue-point="2" svg:d="m16942 8800v-1890">
          <text:p text:style-name="P3"><text:span text:style-name="T4">Request</text:span></text:p>
        </draw:connector>
        <draw:frame draw:style-name="gr5" draw:layer="layout" svg:width="2.442cm" svg:height="0.7cm" svg:x="27.054cm" svg:y="13.51cm">
          <draw:text-box>
            <text:p>FreeSwitch</text:p>
          </draw:text-box>
        </draw:frame>
        <dr3d:scene draw:name="Circle (Manager)" draw:style-name="gr11" draw:id="id25" svg:width="1.781cm" svg:height="1.497cm" svg:x="24.7cm" svg:y="7.628cm" dr3d:transform="matrix (0.967716447744661 0.00111378951426746 0.25203895777711 0.161897764199447 0.763660472802316 -0.624989436891987 -0.193168296342009 0.645617101502324 0.738826479991117 -6.38903006693321cm 10.1573001332037cm -10.7760236030336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2" draw:layer="layout" svg:viewBox="8128 -14224 1524 1524" svg:d="m8890-14224-78 4-75 12-73 18-70 26-67 32-63 38-58 44-54 49-50 55-44 58-38 63-32 67-26 70-18 73-12 75-4 78 4 78 12 75 18 73 26 70 32 67 38 63 44 58 50 54 54 50 58 44 63 38 67 32 70 26 73 18 75 12 78 4 78-4 75-12 73-18 70-26 67-32 63-38 58-44 55-50 49-54 44-58 38-63 32-67 26-70 18-73 12-75 4-78-4-78-12-75-18-73-26-70-32-67-38-63-44-58-49-55-55-49-58-44-63-38-67-32-70-26-73-18-75-12z"/>
        </dr3d:scene>
        <dr3d:scene draw:name="Circle (Manager)" draw:style-name="gr11" draw:id="id26" svg:width="1.781cm" svg:height="1.497cm" svg:x="24.739cm" svg:y="11.655cm" dr3d:transform="matrix (0.967716447744661 0.00111378951426746 0.25203895777711 0.161897764199447 0.763660472802316 -0.624989436891987 -0.193168296342009 0.645617101502324 0.738826479991117 -6.38903006693321cm 10.1573001332037cm -10.7760236030336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2" draw:layer="layout" svg:viewBox="8128 -14224 1524 1524" svg:d="m8890-14224-78 4-75 12-73 18-70 26-67 32-63 38-58 44-54 49-50 55-44 58-38 63-32 67-26 70-18 73-12 75-4 78 4 78 12 75 18 73 26 70 32 67 38 63 44 58 50 54 54 50 58 44 63 38 67 32 70 26 73 18 75 12 78 4 78-4 75-12 73-18 70-26 67-32 63-38 58-44 55-50 49-54 44-58 38-63 32-67 26-70 18-73 12-75 4-78-4-78-12-75-18-73-26-70-32-67-38-63-44-58-49-55-55-49-58-44-63-38-67-32-70-26-73-18-75-12z"/>
        </dr3d:scene>
        <draw:frame draw:style-name="gr5" draw:layer="layout" svg:width="1.708cm" svg:height="0.7cm" svg:x="24.724cm" svg:y="9.439cm">
          <draw:text-box>
            <text:p>“proxy”</text:p>
          </draw:text-box>
        </draw:frame>
        <draw:frame draw:style-name="gr5" draw:layer="layout" svg:width="1.839cm" svg:height="0.7cm" svg:x="24.605cm" svg:y="13.51cm">
          <draw:text-box>
            <text:p>“b2bua”</text:p>
          </draw:text-box>
        </draw:frame>
        <draw:connector draw:style-name="gr6" draw:text-style-name="P3" draw:layer="layout" draw:type="curve" svg:x1="19.555cm" svg:y1="10.54cm" svg:x2="24.737cm" svg:y2="4.383cm" draw:start-shape="id18" draw:start-glue-point="1" draw:end-shape="id24" draw:end-glue-point="3" svg:d="m19555 10540c3886 0 1296-6157 5182-6157">
          <text:p/>
        </draw:connector>
        <draw:connector draw:style-name="gr6" draw:text-style-name="P3" draw:layer="layout" draw:type="curve" svg:x1="19.555cm" svg:y1="10.54cm" svg:x2="24.7cm" svg:y2="8.376cm" draw:start-shape="id18" draw:end-shape="id25" draw:end-glue-point="3" svg:d="m19555 10540c3859 0 1287-2164 5145-2164">
          <text:p/>
        </draw:connector>
        <draw:connector draw:style-name="gr6" draw:text-style-name="P3" draw:layer="layout" draw:type="curve" svg:x1="19.555cm" svg:y1="10.54cm" svg:x2="24.739cm" svg:y2="12.403cm" draw:start-shape="id18" draw:start-glue-point="1" draw:end-shape="id26" draw:end-glue-point="3" svg:d="m19555 10540c3888 0 1296 1863 5184 1863">
          <text:p/>
        </draw:connector>
        <dr3d:scene draw:name="Circle (Manager)" draw:style-name="gr11" draw:id="id19" svg:width="1.781cm" svg:height="1.497cm" svg:x="7.6cm" svg:y="5.49cm" dr3d:transform="matrix (0.967716447744661 0.00111378951426746 0.25203895777711 0.161897764199447 0.763660472802316 -0.624989436891987 -0.193168296342009 0.645617101502324 0.738826479991117 -6.38903006693321cm 10.1573001332037cm -10.7760236030336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2" draw:layer="layout" svg:viewBox="8128 -14224 1524 1524" svg:d="m8890-14224-78 4-75 12-73 18-70 26-67 32-63 38-58 44-54 49-50 55-44 58-38 63-32 67-26 70-18 73-12 75-4 78 4 78 12 75 18 73 26 70 32 67 38 63 44 58 50 54 54 50 58 44 63 38 67 32 70 26 73 18 75 12 78 4 78-4 75-12 73-18 70-26 67-32 63-38 58-44 55-50 49-54 44-58 38-63 32-67 26-70 18-73 12-75 4-78-4-78-12-75-18-73-26-70-32-67-38-63-44-58-49-55-55-49-58-44-63-38-67-32-70-26-73-18-75-12z"/>
        </dr3d:scene>
        <draw:frame draw:style-name="gr5" draw:layer="layout" svg:width="2.701cm" svg:height="0.7cm" svg:x="9.478cm" svg:y="5.403cm">
          <draw:text-box>
            <text:p>“inner” portal</text:p>
          </draw:text-box>
        </draw:frame>
        <draw:frame draw:style-name="gr5" draw:layer="layout" svg:width="5.742cm" svg:height="1.149cm" svg:x="4.348cm" svg:y="2.41cm">
          <draw:text-box>
            <text:p>“outer” portal</text:p>
            <text:p>(authentication, session, I18N)</text:p>
          </draw:text-box>
        </draw:frame>
        <draw:connector draw:style-name="gr6" draw:text-style-name="P3" draw:layer="layout" draw:type="curve" svg:x1="6.451cm" svg:y1="4.858cm" svg:x2="8.49cm" svg:y2="5.49cm" draw:start-shape="id21" draw:start-glue-point="1" draw:end-shape="id19" draw:end-glue-point="0" svg:d="m6451 4858c1360 0 2039 210 2039 632">
          <text:p/>
        </draw:connector>
        <draw:frame draw:style-name="gr5" draw:text-style-name="P7" draw:layer="layout" svg:width="2.032cm" svg:height="0.7cm" svg:x="20.498cm" svg:y="7.54cm">
          <draw:text-box>
            <text:p><text:span text:style-name="T4">Activities</text:span></text:p>
          </draw:text-box>
        </draw:frame>
        <draw:rect draw:style-name="gr17" draw:text-style-name="P3" draw:layer="layout" svg:width="24.01cm" svg:height="14.73cm" svg:x="10.23cm" svg:y="0.67cm">
          <text:p/>
        </draw:rect>
        <draw:custom-shape draw:style-name="gr7" draw:text-style-name="P3" draw:layer="layout" svg:width="4.88cm" svg:height="1.83cm" svg:x="4.17cm" svg:y="13.34cm">
          <text:p text:style-name="P3">The API server takes</text:p>
          <text:p text:style-name="P3">HTTP request and places<text:line-break/>them on the XMPP bus.</text:p>
          <draw:enhanced-geometry svg:viewBox="0 0 21600 21600" draw:text-areas="800 800 20800 20800" draw:type="round-rectangular-callout" draw:modifiers="23432.0835894284 -15807.7553249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rect draw:style-name="gr18" draw:text-style-name="P3" draw:id="id27" draw:layer="layout" svg:width="3.02cm" svg:height="1.08cm" svg:x="5.85cm" svg:y="9.54cm">
          <text:p text:style-name="P3">Request</text:p>
        </draw:rect>
        <draw:circle draw:style-name="gr18" draw:text-style-name="P3" draw:id="id28" draw:layer="layout" svg:width="2.5cm" svg:height="2.5cm" svg:x="11.33cm" svg:y="8.91cm">
          <text:p text:style-name="P3">Provisioning</text:p>
          <text:p text:style-name="P3">Business</text:p>
          <text:p text:style-name="P3">Logic</text:p>
        </draw:circle>
        <draw:connector draw:style-name="gr6" draw:text-style-name="P3" draw:layer="layout" draw:type="curve" svg:x1="8.87cm" svg:y1="10.08cm" svg:x2="11.33cm" svg:y2="10.16cm" draw:start-shape="id27" draw:start-glue-point="1" draw:end-shape="id28" draw:end-glue-point="3" svg:d="m8870 10080c1845 0 615 80 2460 80">
          <text:p/>
        </draw:connector>
        <draw:custom-shape draw:style-name="gr7" draw:text-style-name="P3" draw:layer="layout" svg:width="4.88cm" svg:height="2.05cm" svg:x="7.11cm" svg:y="13.3cm">
          <text:p text:style-name="P3">Modules in</text:p>
          <text:p text:style-name="P3">/etc/ccn/CCNQ</text:p>
          <text:p text:style-name="P3">/Manager/Requests</text:p>
          <text:p text:style-name="P3">on the request cluster</text:p>
          <draw:enhanced-geometry svg:viewBox="0 0 21600 21600" draw:text-areas="800 800 20800 20800" draw:type="round-rectangular-callout" draw:modifiers="23286.0479409957 -15260.06825938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03T19:56:30</meta:creation-date>
    <dc:date>2010-03-20T11:59:22</dc:date>
    <meta:editing-duration>PT05H21M57S</meta:editing-duration>
    <meta:editing-cycles>7</meta:editing-cycles>
    <meta:generator>NeoOffice/3.0.2$Unix OpenOffice.org_project/Patch 2</meta:generator>
    <meta:document-statistic meta:object-count="120"/>
    <meta:user-defined meta:name="Info 1"/>
    <meta:user-defined meta:name="Info 2"/>
    <meta:user-defined meta:name="Info 3"/>
    <meta:user-defined meta:name="Info 4"/>
  </office:meta>
</office:document-meta>
</file>